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5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1.4965in"/>
    </style:style>
    <style:style style:name="Table3.B" style:family="table-column">
      <style:table-column-properties style:column-width="4.9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4.8396in" fo:margin-left="0in" fo:margin-top="0in" fo:margin-bottom="0in" table:align="left" style:writing-mode="lr-tb"/>
    </style:style>
    <style:style style:name="Table2.A" style:family="table-column">
      <style:table-column-properties style:column-width="0.2951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2.2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4" style:family="table" style:master-page-name="Standard">
      <style:table-properties style:width="6.4931in" fo:margin-left="-0.0785in" fo:margin-top="0in" fo:margin-bottom="0in" style:page-number="auto" table:align="left" style:writing-mode="lr-tb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4.99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4931in" fo:margin-left="-0.0785in" fo:margin-top="0in" fo:margin-bottom="0in" table:align="left" style:writing-mode="lr-tb"/>
    </style:style>
    <style:style style:name="Table5.A" style:family="table-column">
      <style:table-column-properties style:column-width="1.4965in"/>
    </style:style>
    <style:style style:name="Table5.B" style:family="table-column">
      <style:table-column-properties style:column-width="4.99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4.8396in" fo:margin-left="0in" fo:margin-top="0in" fo:margin-bottom="0in" table:align="left" style:writing-mode="lr-tb"/>
    </style:style>
    <style:style style:name="Table6.A" style:family="table-column">
      <style:table-column-properties style:column-width="0.2951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2.294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 style:master-page-name="Standard">
      <style:table-properties style:width="6.4931in" fo:margin-left="-0.0785in" fo:margin-top="0in" fo:margin-bottom="0in" style:page-number="auto" table:align="left" style:writing-mode="lr-tb"/>
    </style:style>
    <style:style style:name="Table7.A" style:family="table-column">
      <style:table-column-properties style:column-width="1.4965in"/>
    </style:style>
    <style:style style:name="Table7.B" style:family="table-column">
      <style:table-column-properties style:column-width="4.996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4931in" fo:margin-left="-0.0785in" fo:margin-top="0in" fo:margin-bottom="0in" table:align="left" style:writing-mode="lr-tb"/>
    </style:style>
    <style:style style:name="Table8.A" style:family="table-column">
      <style:table-column-properties style:column-width="1.4965in"/>
    </style:style>
    <style:style style:name="Table8.B" style:family="table-column">
      <style:table-column-properties style:column-width="4.99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4.8396in" fo:margin-left="0in" fo:margin-top="0in" fo:margin-bottom="0in" table:align="left" style:writing-mode="lr-tb"/>
    </style:style>
    <style:style style:name="Table9.A" style:family="table-column">
      <style:table-column-properties style:column-width="0.2951in"/>
    </style:style>
    <style:style style:name="Table9.B" style:family="table-column">
      <style:table-column-properties style:column-width="2.25in"/>
    </style:style>
    <style:style style:name="Table9.C" style:family="table-column">
      <style:table-column-properties style:column-width="2.294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10" style:family="table" style:master-page-name="Standard">
      <style:table-properties style:width="6.4931in" fo:margin-left="-0.0785in" fo:margin-top="0in" fo:margin-bottom="0in" style:page-number="auto" table:align="left" style:writing-mode="lr-tb"/>
    </style:style>
    <style:style style:name="Table10.A" style:family="table-column">
      <style:table-column-properties style:column-width="1.4965in"/>
    </style:style>
    <style:style style:name="Table10.B" style:family="table-column">
      <style:table-column-properties style:column-width="4.996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6.4931in" fo:margin-left="-0.0785in" fo:margin-top="0in" fo:margin-bottom="0in" table:align="left" style:writing-mode="lr-tb"/>
    </style:style>
    <style:style style:name="Table11.A" style:family="table-column">
      <style:table-column-properties style:column-width="1.4965in"/>
    </style:style>
    <style:style style:name="Table11.B" style:family="table-column">
      <style:table-column-properties style:column-width="4.996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4.8396in" fo:margin-left="0in" fo:margin-top="0in" fo:margin-bottom="0in" table:align="left" style:writing-mode="lr-tb"/>
    </style:style>
    <style:style style:name="Table12.A" style:family="table-column">
      <style:table-column-properties style:column-width="0.2951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2.294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 style:master-page-name="Standard">
      <style:table-properties style:width="6.4931in" fo:margin-left="-0.0785in" fo:margin-top="0in" fo:margin-bottom="0in" style:page-number="auto" table:align="left" style:writing-mode="lr-tb"/>
    </style:style>
    <style:style style:name="Table13.A" style:family="table-column">
      <style:table-column-properties style:column-width="1.4965in"/>
    </style:style>
    <style:style style:name="Table13.B" style:family="table-column">
      <style:table-column-properties style:column-width="4.996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6.4931in" fo:margin-left="-0.0785in" fo:margin-top="0in" fo:margin-bottom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4.996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4.8396in" fo:margin-left="0in" fo:margin-top="0in" fo:margin-bottom="0in" table:align="left" style:writing-mode="lr-tb"/>
    </style:style>
    <style:style style:name="Table15.A" style:family="table-column">
      <style:table-column-properties style:column-width="0.2951in"/>
    </style:style>
    <style:style style:name="Table15.B" style:family="table-column">
      <style:table-column-properties style:column-width="2.25in"/>
    </style:style>
    <style:style style:name="Table15.C" style:family="table-column">
      <style:table-column-properties style:column-width="2.2944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fo:font-weight="bold" officeooo:paragraph-rsid="001be84f" style:font-weight-asian="bold"/>
    </style:style>
    <style:style style:name="P2" style:family="paragraph" style:parent-style-name="Standard">
      <style:text-properties officeooo:paragraph-rsid="001be84f"/>
    </style:style>
    <style:style style:name="P3" style:family="paragraph" style:parent-style-name="Standard">
      <style:text-properties officeooo:paragraph-rsid="001cb8e0"/>
    </style:style>
    <style:style style:name="P4" style:family="paragraph" style:parent-style-name="Standard">
      <style:text-properties officeooo:paragraph-rsid="001e5f44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be84f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cb8e0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e5f44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be84f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1cb8e0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1e5f44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weight="bold" officeooo:paragraph-rsid="001be84f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weight="bold" officeooo:paragraph-rsid="001cb8e0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weight="bold" officeooo:paragraph-rsid="001e5f44" style:font-weight-asian="bold"/>
    </style:style>
    <style:style style:name="P14" style:family="paragraph" style:parent-style-name="Standard">
      <style:paragraph-properties fo:margin-top="0in" fo:margin-bottom="0in" loext:contextual-spacing="false"/>
      <style:text-properties fo:font-weight="bold" officeooo:paragraph-rsid="001be84f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be84f" style:font-weight-asian="bold"/>
    </style:style>
    <style:style style:name="P16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be84f" officeooo:paragraph-rsid="001be84f" style:font-weight-asian="bold"/>
    </style:style>
    <style:style style:name="P17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be84f" officeooo:paragraph-rsid="001cb8e0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cb8e0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e5f44" style:font-weight-asian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cb8e0" style:font-weight-asian="bold"/>
    </style:style>
    <style:style style:name="P21" style:family="paragraph" style:parent-style-name="Standard">
      <style:paragraph-properties fo:margin-top="0in" fo:margin-bottom="0in" loext:contextual-spacing="false"/>
      <style:text-properties fo:font-weight="bold" officeooo:paragraph-rsid="001cb8e0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e5f44" style:font-weight-asian="bold"/>
    </style:style>
    <style:style style:name="P23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e5f44" officeooo:paragraph-rsid="001e5f44" style:font-weight-asian="bold"/>
    </style:style>
    <style:style style:name="P24" style:family="paragraph" style:parent-style-name="Standard">
      <style:paragraph-properties fo:margin-top="0in" fo:margin-bottom="0in" loext:contextual-spacing="false"/>
      <style:text-properties fo:font-weight="bold" officeooo:paragraph-rsid="001e5f44" style:font-weight-asian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weight="bold" officeooo:rsid="001f3997" officeooo:paragraph-rsid="001f3997" style:font-weight-asian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officeooo:rsid="001e5f44" officeooo:paragraph-rsid="001e5f44"/>
    </style:style>
    <style:style style:name="T1" style:family="text">
      <style:text-properties fo:font-weight="bold" style:font-weight-asian="bold"/>
    </style:style>
    <style:style style:name="T2" style:family="text">
      <style:text-properties fo:color="#1f4e79" fo:font-weight="bold" style:font-weight-asian="bold"/>
    </style:style>
    <style:style style:name="T3" style:family="text">
      <style:text-properties officeooo:rsid="001cb8e0"/>
    </style:style>
    <style:style style:name="T4" style:family="text">
      <style:text-properties officeooo:rsid="001e5f44"/>
    </style:style>
    <style:style style:name="T5" style:family="text">
      <style:text-properties officeooo:rsid="001f3997"/>
    </style:style>
    <style:style style:name="T6" style:family="text">
      <style:text-properties officeooo:rsid="002237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Use Case ID:</text:span></text:p>
          </table:table-cell>
          <table:table-cell table:style-name="Table1.A1" office:value-type="string">
            <text:p text:style-name="P15">UC001</text:p>
          </table:table-cell>
        </table:table-row>
        <table:table-row table:style-name="Table1.1">
          <table:table-cell table:style-name="Table1.A1" office:value-type="string">
            <text:p text:style-name="P5"><text:span text:style-name="T1">Use Case Name:</text:span></text:p>
          </table:table-cell>
          <table:table-cell table:style-name="Table1.A1" office:value-type="string">
            <text:p text:style-name="P15">Share File</text:p>
          </table:table-cell>
        </table:table-row>
        <table:table-row table:style-name="Table1.1">
          <table:table-cell table:style-name="Table1.A1" office:value-type="string">
            <text:p text:style-name="P5"><text:span text:style-name="T1">Description:</text:span></text:p>
          </table:table-cell>
          <table:table-cell table:style-name="Table1.A1" office:value-type="string">
            <text:p text:style-name="P15">A user should be able to share a file to another user on the platform.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<text:span text:style-name="T2">Actors:</text:span></text:p>
          </table:table-cell>
          <table:table-cell table:style-name="Table3.A1" office:value-type="string">
            <text:p text:style-name="P15">User</text:p>
          </table:table-cell>
        </table:table-row>
        <table:table-row table:style-name="Table3.1">
          <table:table-cell table:style-name="Table3.A1" office:value-type="string">
            <text:p text:style-name="P5"><text:span text:style-name="T2">Pre-conditions:</text:span></text:p>
          </table:table-cell>
          <table:table-cell table:style-name="Table3.A1" office:value-type="string">
            <text:list xml:id="list4668959759231771982" text:style-name="L1">
              <text:list-item>
                <text:p text:style-name="P16">User has created a user account</text:p>
              </text:list-item>
              <text:list-item>
                <text:p text:style-name="P16">User is logged in</text:p>
              </text:list-item>
              <text:list-item>
                <text:p text:style-name="P16">The other user has a user on the platform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5"><text:span text:style-name="T2">Post-conditions:</text:span></text:p>
          </table:table-cell>
          <table:table-cell table:style-name="Table3.A1" office:value-type="string">
            <text:p text:style-name="P15">Other user should be able to access the shared file</text:p>
          </table:table-cell>
        </table:table-row>
        <table:table-row table:style-name="Table3.1">
          <table:table-cell table:style-name="Table3.A1" office:value-type="string">
            <text:p text:style-name="P5"><text:span text:style-name="T2">Frequency of Use:</text:span>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5"><text:span text:style-name="T2">Flow of Events:</text:span></text:p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5"><text:span text:style-name="T1">Actor Action</text:span></text:p>
                </table:table-cell>
                <table:table-cell table:style-name="Table2.A1" office:value-type="string">
                  <text:p text:style-name="P5"><text:span text:style-name="T1">System Response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8"><text:span text:style-name="T1">1.</text:span></text:p>
                </table:table-cell>
                <table:table-cell table:style-name="Table2.A1" office:value-type="string">
                  <text:p text:style-name="P15">User <text:span text:style-name="T3">selects the file they want to share, and enters the email address of the user they want to share the file with, and clicks the “Share File” button.</text:span></text:p>
                </table:table-cell>
                <table:table-cell table:style-name="Table2.A1" office:value-type="string">
                  <text:p text:style-name="P20">The system checks if the email address is associated with a user account. If so, the file gets shared to the user. If not, the system throws an error to the user.</text:p>
                </table:table-cell>
              </table:table-row>
            </table:table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5"><text:span text:style-name="T2">Variations:</text:span>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5"><text:span text:style-name="T2">Exceptions:</text:span>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5"><text:span text:style-name="T2">Developer Notes:</text:span></text:p>
          </table:table-cell>
          <table:table-cell table:style-name="Table3.A1" office:value-type="string">
            <text:p text:style-name="P11"/>
          </table:table-cell>
        </table:table-row>
      </table:table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<text:span text:style-name="T1">Use Case ID:</text:span></text:p>
          </table:table-cell>
          <table:table-cell table:style-name="Table4.A1" office:value-type="string">
            <text:p text:style-name="P15">UC00<text:span text:style-name="T3">2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1">Use Case Name:</text:span></text:p>
          </table:table-cell>
          <table:table-cell table:style-name="Table4.A1" office:value-type="string">
            <text:p text:style-name="P15">Upload File</text:p>
          </table:table-cell>
        </table:table-row>
        <table:table-row table:style-name="Table4.1">
          <table:table-cell table:style-name="Table4.A1" office:value-type="string">
            <text:p text:style-name="P5"><text:span text:style-name="T1">Description:</text:span></text:p>
          </table:table-cell>
          <table:table-cell table:style-name="Table4.A1" office:value-type="string">
            <text:p text:style-name="P15">A user should be able to upload their files from their local filesystem to the web server.</text:p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<text:span text:style-name="T2">Actors:</text:span></text:p>
          </table:table-cell>
          <table:table-cell table:style-name="Table5.A1" office:value-type="string">
            <text:p text:style-name="P15">User</text:p>
          </table:table-cell>
        </table:table-row>
        <table:table-row table:style-name="Table5.1">
          <table:table-cell table:style-name="Table5.A1" office:value-type="string">
            <text:p text:style-name="P5"><text:span text:style-name="T2">Pre-conditions:</text:span></text:p>
          </table:table-cell>
          <table:table-cell table:style-name="Table5.A1" office:value-type="string">
            <text:list xml:id="list143448123614215" text:continue-numbering="true" text:style-name="L1">
              <text:list-item>
                <text:p text:style-name="P16">User has created a user account</text:p>
              </text:list-item>
              <text:list-item>
                <text:p text:style-name="P16">User is logged in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5"><text:span text:style-name="T2">Post-conditions:</text:span></text:p>
          </table:table-cell>
          <table:table-cell table:style-name="Table5.A1" office:value-type="string">
            <text:p text:style-name="P15">User should be able see the uploaded file</text:p>
          </table:table-cell>
        </table:table-row>
        <table:table-row table:style-name="Table5.1">
          <table:table-cell table:style-name="Table5.A1" office:value-type="string">
            <text:p text:style-name="P5"><text:span text:style-name="T2">Frequency of Use:</text:span></text:p>
          </table:table-cell>
          <table:table-cell table:style-name="Table5.A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5"><text:span text:style-name="T2">Flow of Events:</text:span>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11"/>
                </table:table-cell>
                <table:table-cell table:style-name="Table6.A1" office:value-type="string">
                  <text:p text:style-name="P5"><text:span text:style-name="T1">Actor Action</text:span></text:p>
                </table:table-cell>
                <table:table-cell table:style-name="Table6.A1" office:value-type="string">
                  <text:p text:style-name="P5"><text:span text:style-name="T1">System Response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8"><text:span text:style-name="T1">1.</text:span></text:p>
                </table:table-cell>
                <table:table-cell table:style-name="Table6.A1" office:value-type="string">
                  <text:p text:style-name="P15">User clicks upload file button and selects file</text:p>
                </table:table-cell>
                <table:table-cell table:style-name="Table6.A1" office:value-type="string">
                  <text:p text:style-name="P15">System checks if the user has enough space to accommodate <text:span text:style-name="T6">the</text:span> file. If there is enough space, the file gets uploaded into the user folder. If there isn’t enough space, the system throws an error.</text:p>
                </table:table-cell>
              </table:table-row>
            </table:table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5"><text:span text:style-name="T2">Variations:</text:span></text:p>
          </table:table-cell>
          <table:table-cell table:style-name="Table5.A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5"><text:span text:style-name="T2">Exceptions:</text:span></text:p>
          </table:table-cell>
          <table:table-cell table:style-name="Table5.A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5"><text:span text:style-name="T2">Developer Notes:</text:span></text:p>
          </table:table-cell>
          <table:table-cell table:style-name="Table5.A1" office:value-type="string">
            <text:p text:style-name="P11"/>
          </table:table-cell>
        </table:table-row>
      </table:table>
      <text:p text:style-name="P2"/>
      <text:p text:style-name="P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<text:span text:style-name="T1">Use Case ID:</text:span></text:p>
          </table:table-cell>
          <table:table-cell table:style-name="Table7.A1" office:value-type="string">
            <text:p text:style-name="P18">UC00<text:span text:style-name="T3">3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1">Use Case Name:</text:span></text:p>
          </table:table-cell>
          <table:table-cell table:style-name="Table7.A1" office:value-type="string">
            <text:p text:style-name="P20">Check Bill</text:p>
          </table:table-cell>
        </table:table-row>
        <table:table-row table:style-name="Table7.1">
          <table:table-cell table:style-name="Table7.A1" office:value-type="string">
            <text:p text:style-name="P6"><text:span text:style-name="T1">Description:</text:span></text:p>
          </table:table-cell>
          <table:table-cell table:style-name="Table7.A1" office:value-type="string">
            <text:p text:style-name="P18">A user should be able to <text:span text:style-name="T3">see their monthly bill</text:span></text:p>
          </table:table-cell>
        </table:table-row>
      </table:table>
      <text:p text:style-name="P3"/>
      <text:p text:style-name="P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<text:span text:style-name="T2">Actors:</text:span></text:p>
          </table:table-cell>
          <table:table-cell table:style-name="Table8.A1" office:value-type="string">
            <text:p text:style-name="P18">User</text:p>
          </table:table-cell>
        </table:table-row>
        <table:table-row table:style-name="Table8.1">
          <table:table-cell table:style-name="Table8.A1" office:value-type="string">
            <text:p text:style-name="P6"><text:span text:style-name="T2">Pre-conditions:</text:span></text:p>
          </table:table-cell>
          <table:table-cell table:style-name="Table8.A1" office:value-type="string">
            <text:list xml:id="list143447290230920" text:continue-numbering="true" text:style-name="L1">
              <text:list-item>
                <text:p text:style-name="P17">User has created a user account</text:p>
              </text:list-item>
              <text:list-item>
                <text:p text:style-name="P17">User is logged in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6"><text:span text:style-name="T2">Post-conditions:</text:span></text:p>
          </table:table-cell>
          <table:table-cell table:style-name="Table8.A1" office:value-type="string">
            <text:p text:style-name="P20">The system should show a Dollar value for the monthly bill</text:p>
          </table:table-cell>
        </table:table-row>
        <table:table-row table:style-name="Table8.1">
          <table:table-cell table:style-name="Table8.A1" office:value-type="string">
            <text:p text:style-name="P6"><text:span text:style-name="T2">Frequency of Use:</text:span></text:p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6"><text:span text:style-name="T2">Flow of Events:</text:span>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12"/>
                </table:table-cell>
                <table:table-cell table:style-name="Table9.A1" office:value-type="string">
                  <text:p text:style-name="P6"><text:span text:style-name="T1">Actor Action</text:span></text:p>
                </table:table-cell>
                <table:table-cell table:style-name="Table9.A1" office:value-type="string">
                  <text:p text:style-name="P6"><text:span text:style-name="T1">System Response</text:span></text:p>
                </table:table-cell>
              </table:table-row>
              <table:table-row table:style-name="Table9.1">
                <table:table-cell table:style-name="Table9.A1" office:value-type="string">
                  <text:p text:style-name="P9"><text:span text:style-name="T1">1.</text:span></text:p>
                </table:table-cell>
                <table:table-cell table:style-name="Table9.A1" office:value-type="string">
                  <text:p text:style-name="P18">User clicks “<text:span text:style-name="T3">Show Bill” button</text:span></text:p>
                </table:table-cell>
                <table:table-cell table:style-name="Table9.A1" office:value-type="string">
                  <text:p text:style-name="P18">S<text:span text:style-name="T3">ystem shows a web page with the current monthly bill, along with the monthly rate.</text:span></text:p>
                </table:table-cell>
              </table:table-row>
            </table:table>
            <text:p text:style-name="P21"/>
          </table:table-cell>
        </table:table-row>
        <table:table-row table:style-name="Table8.1">
          <table:table-cell table:style-name="Table8.A1" office:value-type="string">
            <text:p text:style-name="P6"><text:span text:style-name="T2">Variations:</text:span></text:p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6"><text:span text:style-name="T2">Exceptions:</text:span></text:p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p text:style-name="P6"><text:span text:style-name="T2">Developer Notes:</text:span></text:p>
          </table:table-cell>
          <table:table-cell table:style-name="Table8.A1" office:value-type="string">
            <text:p text:style-name="P12"/>
          </table:table-cell>
        </table:table-row>
      </table:table>
      <text:p text:style-name="P3"/>
      <text:p text:style-name="P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<text:span text:style-name="T1">Use Case ID:</text:span></text:p>
          </table:table-cell>
          <table:table-cell table:style-name="Table10.A1" office:value-type="string">
            <text:p text:style-name="P18">UC00<text:span text:style-name="T4">4</text:span></text:p>
          </table:table-cell>
        </table:table-row>
        <table:table-row table:style-name="Table10.1">
          <table:table-cell table:style-name="Table10.A1" office:value-type="string">
            <text:p text:style-name="P6"><text:span text:style-name="T1">Use Case Name:</text:span></text:p>
          </table:table-cell>
          <table:table-cell table:style-name="Table10.A1" office:value-type="string">
            <text:p text:style-name="P22">Create Plan</text:p>
          </table:table-cell>
        </table:table-row>
        <table:table-row table:style-name="Table10.1">
          <table:table-cell table:style-name="Table10.A1" office:value-type="string">
            <text:p text:style-name="P6"><text:span text:style-name="T1">Description:</text:span></text:p>
          </table:table-cell>
          <table:table-cell table:style-name="Table10.A1" office:value-type="string">
            <text:p text:style-name="P18">A<text:span text:style-name="T4">n admin</text:span> should be able <text:span text:style-name="T4">to create a new plan for users to select</text:span></text:p>
          </table:table-cell>
        </table:table-row>
      </table:table>
      <text:p text:style-name="P3"/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<text:span text:style-name="T2">Actors:</text:span></text:p>
          </table:table-cell>
          <table:table-cell table:style-name="Table11.A1" office:value-type="string">
            <text:p text:style-name="P22">Admin</text:p>
          </table:table-cell>
        </table:table-row>
        <table:table-row table:style-name="Table11.1">
          <table:table-cell table:style-name="Table11.A1" office:value-type="string">
            <text:p text:style-name="P7"><text:span text:style-name="T2">Pre-conditions:</text:span></text:p>
          </table:table-cell>
          <table:table-cell table:style-name="Table11.A1" office:value-type="string">
            <text:list xml:id="list143448137744859" text:continue-numbering="true" text:style-name="L1">
              <text:list-item>
                <text:p text:style-name="P23">Admin is logged in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7"><text:span text:style-name="T2">Post-conditions:</text:span></text:p>
          </table:table-cell>
          <table:table-cell table:style-name="Table11.A1" office:value-type="string">
            <text:p text:style-name="P22">A user should be able to apply the new plan for the current month</text:p>
          </table:table-cell>
        </table:table-row>
        <table:table-row table:style-name="Table11.1">
          <table:table-cell table:style-name="Table11.A1" office:value-type="string">
            <text:p text:style-name="P7"><text:span text:style-name="T2">Frequency of Use:</text:span>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7"><text:span text:style-name="T2">Flow of Events:</text:span></text:p>
          </table:table-cell>
          <table:table-cell table:style-name="Table11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13"/>
                </table:table-cell>
                <table:table-cell table:style-name="Table12.A1" office:value-type="string">
                  <text:p text:style-name="P7"><text:span text:style-name="T1">Actor Action</text:span></text:p>
                </table:table-cell>
                <table:table-cell table:style-name="Table12.A1" office:value-type="string">
                  <text:p text:style-name="P7"><text:span text:style-name="T1">System Response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10"><text:span text:style-name="T1">1.</text:span></text:p>
                  <text:p text:style-name="P10"><text:span text:style-name="T1"/></text:p>
                  <text:p text:style-name="P10"><text:span text:style-name="T1"/></text:p>
                  <text:p text:style-name="P10"><text:span text:style-name="T1"/></text:p>
                  <text:p text:style-name="P26"><text:span text:style-name="T1"/></text:p>
                  <text:p text:style-name="P26"><text:span text:style-name="T1">2. </text:span></text:p>
                </table:table-cell>
                <table:table-cell table:style-name="Table12.A1" office:value-type="string">
                  <text:p text:style-name="P19">User clicks ‘<text:span text:style-name="T4">Add Plan’ button</text:span></text:p>
                  <text:p text:style-name="P19"/>
                  <text:p text:style-name="P19"/>
                  <text:p text:style-name="P19"/>
                  <text:p text:style-name="P19"/>
                  <text:p text:style-name="P22">Admin enters the monthly rate, and the space, and clicks ‘Add Plan’</text:p>
                </table:table-cell>
                <table:table-cell table:style-name="Table12.A1" office:value-type="string">
                  <text:p text:style-name="P22">1. System responds with a web page which has fields to enter the monthly dollar rate, and space in GB</text:p>
                  <text:p text:style-name="P22"/>
                  <text:p text:style-name="P22">System checks if the specified plan is unique or not. If it is, the system responds with a message saying the plan was added. Otherwise, it throws an error saying that the plan already exists.</text:p>
                </table:table-cell>
              </table:table-row>
            </table:table>
            <text:p text:style-name="P24"/>
          </table:table-cell>
        </table:table-row>
        <table:table-row table:style-name="Table11.1">
          <table:table-cell table:style-name="Table11.A1" office:value-type="string">
            <text:p text:style-name="P7"><text:span text:style-name="T2">Variations:</text:span>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7"><text:span text:style-name="T2">Exceptions:</text:span>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7"><text:span text:style-name="T2">Developer Notes:</text:span></text:p>
          </table:table-cell>
          <table:table-cell table:style-name="Table11.A1" office:value-type="string">
            <text:p text:style-name="P13"/>
          </table:table-cell>
        </table:table-row>
      </table:table>
      <text:p text:style-name="P4"/>
      <text:p text:style-name="P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<text:span text:style-name="T1">Use Case ID:</text:span></text:p>
          </table:table-cell>
          <table:table-cell table:style-name="Table13.A1" office:value-type="string">
            <text:p text:style-name="P19">UC00<text:span text:style-name="T5">5</text:span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Use Case Name:</text:span></text:p>
          </table:table-cell>
          <table:table-cell table:style-name="Table13.A1" office:value-type="string">
            <text:p text:style-name="P22"><text:span text:style-name="T5">Modify</text:span> Plan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Description:</text:span></text:p>
          </table:table-cell>
          <table:table-cell table:style-name="Table13.A1" office:value-type="string">
            <text:p text:style-name="P19">A<text:span text:style-name="T4">n admin</text:span> should be able <text:span text:style-name="T4">to modify the rate of an existing plan</text:span></text:p>
          </table:table-cell>
        </table:table-row>
      </table:table>
      <text:p text:style-name="P4"/>
      <text:p text:style-name="P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"><text:span text:style-name="T2">Actors:</text:span></text:p>
          </table:table-cell>
          <table:table-cell table:style-name="Table14.A1" office:value-type="string">
            <text:p text:style-name="P22">Admin</text:p>
          </table:table-cell>
        </table:table-row>
        <table:table-row table:style-name="Table14.1">
          <table:table-cell table:style-name="Table14.A1" office:value-type="string">
            <text:p text:style-name="P7"><text:span text:style-name="T2">Pre-conditions:</text:span></text:p>
          </table:table-cell>
          <table:table-cell table:style-name="Table14.A1" office:value-type="string">
            <text:list xml:id="list143449043297654" text:continue-numbering="true" text:style-name="L1">
              <text:list-item>
                <text:p text:style-name="P23">Admin is logged in</text:p>
              </text:list-item>
            </text:list>
          </table:table-cell>
        </table:table-row>
        <table:table-row table:style-name="Table14.1">
          <table:table-cell table:style-name="Table14.A1" office:value-type="string">
            <text:p text:style-name="P7"><text:span text:style-name="T2">Post-conditions:</text:span></text:p>
          </table:table-cell>
          <table:table-cell table:style-name="Table14.A1" office:value-type="string">
            <text:p text:style-name="P25">The bill for the users plan should reflect the new rate</text:p>
          </table:table-cell>
        </table:table-row>
        <table:table-row table:style-name="Table14.1">
          <table:table-cell table:style-name="Table14.A1" office:value-type="string">
            <text:p text:style-name="P7"><text:span text:style-name="T2">Frequency of Use:</text:span>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7"><text:span text:style-name="T2">Flow of Events:</text:span></text:p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13"/>
                </table:table-cell>
                <table:table-cell table:style-name="Table15.A1" office:value-type="string">
                  <text:p text:style-name="P7"><text:span text:style-name="T1">Actor Action</text:span></text:p>
                </table:table-cell>
                <table:table-cell table:style-name="Table15.A1" office:value-type="string">
                  <text:p text:style-name="P7"><text:span text:style-name="T1">System Response</text:span></text:p>
                </table:table-cell>
              </table:table-row>
              <table:table-row table:style-name="Table15.1">
                <table:table-cell table:style-name="Table15.A1" office:value-type="string">
                  <text:p text:style-name="P10"><text:span text:style-name="T1">1.</text:span></text:p>
                  <text:p text:style-name="P10"><text:span text:style-name="T1"/></text:p>
                  <text:p text:style-name="P10"><text:span text:style-name="T1"/></text:p>
                  <text:p text:style-name="P10"><text:span text:style-name="T1"/></text:p>
                  <text:p text:style-name="P26"><text:span text:style-name="T1"/></text:p>
                  <text:p text:style-name="P26"><text:span text:style-name="T1">2. </text:span></text:p>
                </table:table-cell>
                <table:table-cell table:style-name="Table15.A1" office:value-type="string">
                  <text:p text:style-name="P19">User clicks ‘<text:span text:style-name="T5">Modify Plan’ button</text:span></text:p>
                  <text:p text:style-name="P19"/>
                  <text:p text:style-name="P19"/>
                  <text:p text:style-name="P19"/>
                  <text:p text:style-name="P19"/>
                  <text:p text:style-name="P22">Admin enters <text:span text:style-name="T5">a new</text:span> monthly rate</text:p>
                </table:table-cell>
                <table:table-cell table:style-name="Table15.A1" office:value-type="string">
                  <text:p text:style-name="P22">1. System responds with a web page which has fields to enter the monthly dollar rate, <text:span text:style-name="T5">and shows the space usage in a non editable field.</text:span></text:p>
                  <text:p text:style-name="P22"/>
                  <text:p text:style-name="P22">System checks if the specified plan is unique or not. If it is, the system responds with a message saying the plan was added. Otherwise, it throws an error saying that the plan already exists.</text:p>
                </table:table-cell>
              </table:table-row>
            </table:table>
            <text:p text:style-name="P24"/>
          </table:table-cell>
        </table:table-row>
        <table:table-row table:style-name="Table14.1">
          <table:table-cell table:style-name="Table14.A1" office:value-type="string">
            <text:p text:style-name="P7"><text:span text:style-name="T2">Variations:</text:span>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7"><text:span text:style-name="T2">Exceptions:</text:span>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7"><text:span text:style-name="T2">Developer Notes:</text:span></text:p>
          </table:table-cell>
          <table:table-cell table:style-name="Table14.A1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3:44:06.660201133</meta:creation-date>
    <dc:date>2017-03-11T14:34:47.015683131</dc:date>
    <meta:editing-duration>PT29M22S</meta:editing-duration>
    <meta:editing-cycles>5</meta:editing-cycles>
    <meta:generator>LibreOffice/5.2.3.3$Linux_X86_64 LibreOffice_project/20m0$Build-3</meta:generator>
    <meta:document-statistic meta:table-count="15" meta:image-count="0" meta:object-count="0" meta:page-count="5" meta:paragraph-count="120" meta:word-count="594" meta:character-count="3264" meta:non-whitespace-character-count="2797"/>
  </office:meta>
</office:document-meta>
</file>